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_20__28_Rounded_29_" svg:stroke-color="#000000" svg:stroke-linecap="round" draw:fill="solid" draw:fill-color="#729fcf" draw:opacity="50%" draw:textarea-horizontal-align="justify" draw:textarea-vertical-align="middle" draw:auto-grow-height="false" fo:min-height="2.3cm" fo:min-width="3.75cm"/>
      <style:paragraph-properties style:writing-mode="lr-tb"/>
    </style:style>
    <style:style style:name="gr2" style:family="graphic" style:parent-style-name="standard">
      <style:graphic-properties draw:stroke="dash" draw:stroke-dash="Dot_20__28_Rounded_29_" svg:stroke-color="#000000" svg:stroke-linecap="round" draw:fill="solid" draw:fill-color="#729fcf" draw:opacity="50%" draw:textarea-horizontal-align="justify" draw:textarea-vertical-align="middle" draw:auto-grow-height="false" fo:min-height="1.5cm" fo:min-width="3.75cm"/>
      <style:paragraph-properties style:writing-mode="lr-tb"/>
    </style:style>
    <style:style style:name="gr3" style:family="graphic" style:parent-style-name="standard">
      <style:graphic-properties draw:stroke="dash" draw:stroke-dash="Dot_20__28_Rounded_29_" svg:stroke-color="#000000" svg:stroke-linecap="round" draw:fill="solid" draw:fill-color="#81aca6" draw:opacity="50%" draw:textarea-horizontal-align="justify" draw:textarea-vertical-align="middle" draw:auto-grow-height="false" fo:min-height="1.5cm" fo:min-width="3.75cm"/>
      <style:paragraph-properties style:writing-mode="lr-tb"/>
    </style:style>
    <style:style style:name="gr4" style:family="graphic" style:parent-style-name="standard">
      <style:graphic-properties draw:stroke="dash" draw:stroke-dash="Dot_20__28_Rounded_29_" svg:stroke-color="#000000" svg:stroke-linecap="round" draw:fill="solid" draw:fill-color="#ff7b59" draw:opacity="50%" draw:textarea-horizontal-align="justify" draw:textarea-vertical-align="middle" draw:auto-grow-height="false" fo:min-height="1.5cm" fo:min-width="3.75cm"/>
      <style:paragraph-properties style:writing-mode="lr-tb"/>
    </style:style>
    <style:style style:name="gr5" style:family="graphic" style:parent-style-name="standard">
      <style:graphic-properties draw:stroke="dash" draw:stroke-dash="Dot_20__28_Rounded_29_" svg:stroke-color="#000000" svg:stroke-linecap="round" draw:fill="solid" draw:fill-color="#ffd428" draw:opacity="50%" draw:textarea-horizontal-align="justify" draw:textarea-vertical-align="middle" draw:auto-grow-height="false" fo:min-height="1.5cm" fo:min-width="3.75cm"/>
      <style:paragraph-properties style:writing-mode="lr-tb"/>
    </style:style>
    <style:style style:name="gr6" style:family="graphic" style:parent-style-name="standard">
      <style:graphic-properties draw:stroke="dash" draw:stroke-dash="Long_20_Dash" svg:stroke-width="0cm" svg:stroke-color="#000000" svg:stroke-linecap="butt" draw:fill="none" draw:textarea-horizontal-align="justify" draw:textarea-vertical-align="middle" draw:auto-grow-height="false" fo:min-height="11.15cm" fo:min-width="4.5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3.5cm"/>
      <style:paragraph-properties style:writing-mode="lr-tb"/>
    </style:style>
    <style:style style:name="gr8" style:family="graphic" style:parent-style-name="standard">
      <style:graphic-properties draw:stroke="dash" draw:stroke-dash="Long_20_Dash" svg:stroke-width="0cm" svg:stroke-color="#000000" svg:stroke-linecap="butt" draw:fill="none" draw:textarea-horizontal-align="justify" draw:textarea-vertical-align="middle" draw:auto-grow-height="false" fo:min-height="10cm" fo:min-width="11.95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2.45cm"/>
      <style:paragraph-properties style:writing-mode="lr-tb"/>
    </style:style>
    <style:style style:name="gr10" style:family="graphic" style:parent-style-name="standard">
      <style:graphic-properties draw:stroke="none" svg:stroke-width="0cm" svg:stroke-color="#000000" draw:fill="none" draw:textarea-horizontal-align="justify" draw:textarea-vertical-align="middle" draw:auto-grow-height="false" fo:min-height="0.25cm" fo:min-width="3.5cm"/>
      <style:paragraph-properties style:writing-mode="lr-tb"/>
    </style:style>
    <style:style style:name="gr11" style:family="graphic" style:parent-style-name="standard">
      <style:graphic-properties draw:stroke="dash" draw:stroke-dash="Long_20_Dash" svg:stroke-width="0cm" svg:stroke-color="#000000" svg:stroke-linecap="butt" draw:fill="none" draw:textarea-horizontal-align="justify" draw:textarea-vertical-align="middle" draw:auto-grow-height="false" fo:min-height="5.75cm" fo:min-width="4.5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1.7cm"/>
      <style:paragraph-properties style:writing-mode="lr-tb"/>
    </style:style>
    <style:style style:name="gr13" style:family="graphic" style:parent-style-name="objectwithoutfill">
      <style:graphic-properties svg:stroke-color="#000000" draw:marker-end="Extrémités_20_de_20_flèche_20_2" draw:marker-end-width="0.3cm" draw:fill="none" draw:textarea-vertical-align="middle"/>
    </style:style>
    <style:style style:name="gr14" style:family="graphic" style:parent-style-name="standard">
      <style:graphic-properties svg:stroke-color="#000000" draw:marker-start="" draw:marker-end="Extrémités_20_de_20_flèche_20_5" draw:textarea-vertical-align="middle"/>
    </style:style>
    <style:style style:name="gr15" style:family="graphic" style:parent-style-name="standard">
      <style:graphic-properties svg:stroke-color="#000000" draw:textarea-vertical-align="middle"/>
    </style:style>
    <style:style style:name="gr16" style:family="graphic" style:parent-style-name="standard">
      <style:graphic-properties draw:stroke="dash" draw:stroke-dash="Dot_20__28_Rounded_29_" svg:stroke-color="#000000" svg:stroke-linecap="round" draw:fill="solid" draw:fill-color="#81aca6" draw:opacity="50%" draw:textarea-horizontal-align="justify" draw:textarea-vertical-align="middle" draw:auto-grow-height="false" fo:min-height="2.25cm" fo:min-width="3.75cm"/>
      <style:paragraph-properties style:writing-mode="lr-tb"/>
    </style:style>
    <style:style style:name="gr17" style:family="graphic" style:parent-style-name="standard">
      <style:graphic-properties draw:stroke="dash" draw:stroke-dash="Dot_20__28_Rounded_29_" svg:stroke-color="#000000" svg:stroke-linecap="round" draw:fill="solid" draw:fill-color="#ff7b59" draw:opacity="50%" draw:textarea-horizontal-align="justify" draw:textarea-vertical-align="middle" draw:auto-grow-height="false" fo:min-height="2cm" fo:min-width="3.75cm"/>
      <style:paragraph-properties style:writing-mode="lr-tb"/>
    </style:style>
    <style:style style:name="gr18" style:family="graphic" style:parent-style-name="standard">
      <style:graphic-properties draw:stroke="dash" draw:stroke-dash="Dot_20__28_Rounded_29_" svg:stroke-color="#000000" svg:stroke-linecap="round" draw:fill="solid" draw:fill-color="#ffd428" draw:opacity="50%" draw:textarea-horizontal-align="justify" draw:textarea-vertical-align="middle" draw:auto-grow-height="false" fo:min-height="2cm" fo:min-width="3.75cm"/>
      <style:paragraph-properties style:writing-mode="lr-tb"/>
    </style:style>
    <style:style style:name="gr19" style:family="graphic" style:parent-style-name="objectwithoutfill">
      <style:graphic-properties svg:stroke-color="#000000" draw:marker-end="Extrémités_20_de_20_flèche_20_7" draw:marker-end-width="0.3cm" draw:fill="none" draw:textarea-vertical-align="middle"/>
    </style:style>
    <style:style style:name="P1" style:family="paragraph">
      <loext:graphic-properties draw:fill="solid" draw:fill-color="#729fcf" draw:opacity="50%"/>
      <style:paragraph-properties fo:text-align="center" style:writing-mode="lr-tb"/>
      <style:text-properties style:font-name="Linux Libertine G" fo:font-size="12pt" style:font-size-asian="12pt" style:font-size-complex="12pt"/>
    </style:style>
    <style:style style:name="P2" style:family="paragraph">
      <loext:graphic-properties draw:fill="solid" draw:fill-color="#81aca6" draw:opacity="50%"/>
      <style:paragraph-properties fo:text-align="center" style:writing-mode="lr-tb"/>
      <style:text-properties style:font-name="Linux Libertine G" fo:font-size="12pt" style:font-size-asian="12pt" style:font-size-complex="12pt"/>
    </style:style>
    <style:style style:name="P3" style:family="paragraph">
      <loext:graphic-properties draw:fill="solid" draw:fill-color="#ff7b59" draw:opacity="50%"/>
      <style:paragraph-properties fo:text-align="center" style:writing-mode="lr-tb"/>
      <style:text-properties style:font-name="Linux Libertine G" fo:font-size="12pt" style:font-size-asian="12pt" style:font-size-complex="12pt"/>
    </style:style>
    <style:style style:name="P4" style:family="paragraph">
      <loext:graphic-properties draw:fill="solid" draw:fill-color="#ffd428" draw:opacity="50%"/>
      <style:paragraph-properties fo:text-align="center" style:writing-mode="lr-tb"/>
      <style:text-properties style:font-name="Linux Libertine G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style:font-name="Linux Libertine G" fo:font-size="12pt" style:font-size-asian="12pt" style:font-size-complex="12pt"/>
    </style:style>
    <style:style style:name="P7" style:family="paragraph">
      <loext:graphic-properties draw:fill="none"/>
      <style:paragraph-properties fo:text-align="center" style:writing-mode="lr-tb"/>
      <style:text-properties style:font-name="Linux Libertine G" fo:font-size="12pt" style:font-size-asian="12pt" style:font-size-complex="12pt"/>
    </style:style>
    <style:style style:name="P8" style:family="paragraph">
      <style:paragraph-properties fo:text-align="center" style:writing-mode="lr-tb"/>
      <style:text-properties style:font-name="Linux Libertine G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/>
      <style:paragraph-properties fo:text-align="center" style:writing-mode="lr-tb"/>
      <style:text-properties style:font-name="Linux Libertine G"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</style:style>
    <style:style style:name="T1" style:family="text">
      <style:text-properties style:font-name="Linux Libertine G" fo:font-size="12pt" style:font-size-asian="12pt" style:font-size-complex="12pt"/>
    </style:style>
    <style:style style:name="T2" style:family="text">
      <style:text-properties style:font-name="Linux Libertine G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4" draw:id="id14" draw:layer="layout" svg:width="4.25cm" svg:height="2.55cm" svg:x="13.4cm" svg:y="0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3" draw:id="id13" draw:layer="layout" svg:width="4.25cm" svg:height="1.75cm" svg:x="8.25cm" svg:y="1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9" draw:id="id19" draw:layer="layout" svg:width="4.25cm" svg:height="1.75cm" svg:x="8.25cm" svg:y="3.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21" draw:id="id21" draw:layer="layout" svg:width="4.25cm" svg:height="1.75cm" svg:x="8.25cm" svg:y="6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0" draw:id="id20" draw:layer="layout" svg:width="4.25cm" svg:height="1.75cm" svg:x="8.25cm" svg:y="9.2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cm" svg:height="11.4cm" svg:x="13cm" svg:y="0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6" draw:id="id6" draw:layer="layout" svg:width="4cm" svg:height="0.5cm" svg:x="8.35cm" svg:y="2.3cm">
          <text:p text:style-name="P6"><text:span text:style-name="T1">Simulation 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7" draw:id="id7" draw:layer="layout" svg:width="4cm" svg:height="0.5cm" svg:x="8.35cm" svg:y="4.6cm">
          <text:p text:style-name="P6"><text:span text:style-name="T1">Simulation 2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8" draw:id="id8" draw:layer="layout" svg:width="4cm" svg:height="0.5cm" svg:x="8.35cm" svg:y="7.4cm">
          <text:p text:style-name="P6"><text:span text:style-name="T1">Simulation 3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9" draw:id="id9" draw:layer="layout" svg:width="4cm" svg:height="0.5cm" svg:x="8.35cm" svg:y="9.76cm">
          <text:p text:style-name="P6"><text:span text:style-name="T1">Simulation 4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2.45cm" svg:height="10.25cm" svg:x="0.3cm" svg:y="1.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xml:id="id2" draw:id="id2" draw:layer="layout" svg:width="2.95cm" svg:height="0.5cm" svg:x="4.05cm" svg:y="4.5cm">
          <text:p text:style-name="P6"><text:span text:style-name="T1">Parameters 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3" draw:id="id3" draw:layer="layout" svg:width="2.95cm" svg:height="0.5cm" svg:x="4.05cm" svg:y="5.5cm">
          <text:p text:style-name="P6"><text:span text:style-name="T1">Parameters 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4" draw:id="id4" draw:layer="layout" svg:width="2.95cm" svg:height="0.5cm" svg:x="4.05cm" svg:y="6.8cm">
          <text:p text:style-name="P6"><text:span text:style-name="T1">Parameters 3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5" draw:id="id5" draw:layer="layout" svg:width="2.95cm" svg:height="0.5cm" svg:x="4.05cm" svg:y="7.9cm">
          <text:p text:style-name="P6"><text:span text:style-name="T1">Parameters 4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cm" svg:height="0.5cm" svg:x="4.9cm" svg:y="1.15cm">
          <text:p text:style-name="P8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5cm" svg:height="6cm" svg:x="18.9cm" svg:y="2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10" draw:id="id10" draw:layer="layout" svg:width="4cm" svg:height="0.5cm" svg:x="19.45cm" svg:y="4.2cm">
          <text:p text:style-name="P6"><text:span text:style-name="T1">Objective func. 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11" draw:id="id11" draw:layer="layout" svg:width="4cm" svg:height="0.5cm" svg:x="19.45cm" svg:y="5.4cm">
          <text:p text:style-name="P6"><text:span text:style-name="T1">Objective func. 2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12" draw:id="id12" draw:layer="layout" svg:width="4cm" svg:height="0.5cm" svg:x="19.45cm" svg:y="6.5cm">
          <text:p text:style-name="P6"><text:span text:style-name="T1">Objective func. 3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18" draw:id="id18" draw:layer="layout" svg:width="4cm" svg:height="0.5cm" svg:x="19.45cm" svg:y="7.7cm">
          <text:p text:style-name="P6"><text:span text:style-name="T1">Objective func. 4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cm" svg:height="0.5cm" svg:x="19.35cm" svg:y="2.7cm">
          <text:p text:style-name="P8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1" draw:id="id1" draw:layer="layout" svg:width="2.2cm" svg:height="1.5cm" svg:x="0.55cm" svg:y="5.7cm">
          <text:p text:style-name="P6"><text:span text:style-name="T1">CMA-ES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2.75cm" svg:y1="6.45cm" svg:x2="4.05cm" svg:y2="4.75cm" draw:start-shape="id1" draw:start-glue-point="1" draw:end-shape="id2" draw:end-glue-point="3" svg:d="M2750 6450h650v-1700h650" svg:viewBox="0 0 1301 1701">
          <text:p/>
        </draw:connector>
        <draw:connector draw:style-name="gr13" draw:text-style-name="P5" draw:layer="layout" svg:x1="2.75cm" svg:y1="6.45cm" svg:x2="4.05cm" svg:y2="5.75cm" draw:start-shape="id1" draw:start-glue-point="1" draw:end-shape="id3" draw:end-glue-point="3" svg:d="M2750 6450h650v-700h650" svg:viewBox="0 0 1301 701">
          <text:p/>
        </draw:connector>
        <draw:connector draw:style-name="gr13" draw:text-style-name="P5" draw:layer="layout" svg:x1="2.75cm" svg:y1="6.45cm" svg:x2="4.05cm" svg:y2="7.05cm" draw:start-shape="id1" draw:start-glue-point="1" draw:end-shape="id4" draw:end-glue-point="3" svg:d="M2750 6450h650v600h650" svg:viewBox="0 0 1301 601">
          <text:p/>
        </draw:connector>
        <draw:connector draw:style-name="gr13" draw:text-style-name="P5" draw:layer="layout" svg:x1="2.75cm" svg:y1="6.45cm" svg:x2="4.05cm" svg:y2="8.15cm" draw:start-shape="id1" draw:start-glue-point="1" draw:end-shape="id5" draw:end-glue-point="3" svg:d="M2750 6450h650v1700h650" svg:viewBox="0 0 1301 1701">
          <text:p/>
        </draw:connector>
        <draw:connector draw:style-name="gr13" draw:text-style-name="P5" draw:layer="layout" svg:x1="7cm" svg:y1="4.75cm" svg:x2="8.35cm" svg:y2="2.55cm" draw:end-shape="id6" draw:end-glue-point="3" svg:d="M7000 4750h425v-2200h925" svg:viewBox="0 0 1351 2201">
          <text:p/>
        </draw:connector>
        <draw:connector draw:style-name="gr13" draw:text-style-name="P5" draw:layer="layout" svg:x1="7cm" svg:y1="5.75cm" svg:x2="8.35cm" svg:y2="4.85cm" draw:end-shape="id7" draw:end-glue-point="3" svg:d="M7000 5750h425v-900h925" svg:viewBox="0 0 1351 901">
          <text:p/>
        </draw:connector>
        <draw:connector draw:style-name="gr13" draw:text-style-name="P5" draw:layer="layout" svg:x1="7cm" svg:y1="7.05cm" svg:x2="8.35cm" svg:y2="7.65cm" draw:end-shape="id8" draw:end-glue-point="3" svg:d="M7000 7050h425v600h925" svg:viewBox="0 0 1351 601">
          <text:p/>
        </draw:connector>
        <draw:connector draw:style-name="gr13" draw:text-style-name="P5" draw:layer="layout" draw:line-skew="0.075cm" svg:x1="7cm" svg:y1="8.15cm" svg:x2="8.35cm" svg:y2="10.01cm" draw:end-shape="id9" draw:end-glue-point="3" svg:d="M7000 8150h500v1860h850" svg:viewBox="0 0 1351 1861">
          <text:p/>
        </draw:connector>
        <draw:connector draw:style-name="gr14" draw:text-style-name="P10" draw:layer="layout" draw:line-skew="0.699cm 4.099cm" svg:x1="23.45cm" svg:y1="4.45cm" svg:x2="1.65cm" svg:y2="7.2cm" draw:start-shape="id10" draw:start-glue-point="1" draw:end-shape="id1" draw:end-glue-point="2" svg:d="M23450 4450h1200v7350h-23000v-4600" svg:viewBox="0 0 23001 7351">
          <text:p/>
        </draw:connector>
        <draw:connector draw:style-name="gr15" draw:text-style-name="P10" draw:layer="layout" svg:x1="23.45cm" svg:y1="5.65cm" svg:x2="24.654cm" svg:y2="5.648cm" draw:start-shape="id11" draw:start-glue-point="1" svg:d="M23450 5650h853v-2h351" svg:viewBox="0 0 1205 3">
          <text:p/>
        </draw:connector>
        <draw:connector draw:style-name="gr15" draw:text-style-name="P10" draw:layer="layout" svg:x1="23.45cm" svg:y1="6.75cm" svg:x2="24.651cm" svg:y2="6.753cm" draw:start-shape="id12" draw:start-glue-point="1" svg:d="M23450 6750h851v3h350" svg:viewBox="0 0 1202 4">
          <text:p/>
        </draw:connector>
        <draw:connector draw:style-name="gr15" draw:text-style-name="P10" draw:layer="layout" svg:x1="23.45cm" svg:y1="7.95cm" svg:x2="24.65cm" svg:y2="7.95cm" svg:d="M23450 7950h1200" svg:viewBox="0 0 1201 1">
          <text:p/>
        </draw:connector>
        <draw:custom-shape draw:style-name="gr16" draw:text-style-name="P2" xml:id="id15" draw:id="id15" draw:layer="layout" svg:width="4.25cm" svg:height="2.5cm" svg:x="13.4cm" svg:y="3.5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16" draw:id="id16" draw:layer="layout" svg:width="4.25cm" svg:height="2.25cm" svg:x="13.4cm" svg:y="6.5cm">
          <text:p text:style-name="P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xml:id="id17" draw:id="id17" draw:layer="layout" svg:width="4.25cm" svg:height="2.25cm" svg:x="13.4cm" svg:y="9.15cm">
          <text:p text:style-name="P6">...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cm" svg:height="0.5cm" svg:x="13.55cm" svg:y="0.95cm">
          <text:p text:style-name="P6"><text:span text:style-name="T1">Sub-sim. 1.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cm" svg:height="0.5cm" svg:x="13.55cm" svg:y="1.55cm">
          <text:p text:style-name="P6"><text:span text:style-name="T1">Sub-sim. 1.2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cm" svg:height="0.5cm" svg:x="13.55cm" svg:y="2.15cm">
          <text:p text:style-name="P6"><text:span text:style-name="T1">Sub-sim. 1.3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cm" svg:height="0.5cm" svg:x="13.55cm" svg:y="2.75cm">
          <text:p text:style-name="P6"><text:span text:style-name="T1">Sub-sim. 1.4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cm" svg:height="0.5cm" svg:x="13.55cm" svg:y="3.65cm">
          <text:p text:style-name="P6"><text:span text:style-name="T1">Sub-sim. 2.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cm" svg:height="0.5cm" svg:x="13.55cm" svg:y="4.25cm">
          <text:p text:style-name="P6"><text:span text:style-name="T1">Sub-sim. 2.2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cm" svg:height="0.5cm" svg:x="13.55cm" svg:y="4.85cm">
          <text:p text:style-name="P6"><text:span text:style-name="T1">Sub-sim. 2.3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cm" svg:height="0.5cm" svg:x="13.55cm" svg:y="5.45cm">
          <text:p text:style-name="P6"><text:span text:style-name="T1">Sub-sim. 2.4</text:span></text:p>
          <draw:enhanced-geometry svg:viewBox="0 0 21600 21600" draw:type="rectangle" draw:enhanced-path="M 0 0 L 21600 0 21600 21600 0 21600 0 0 Z N"/>
        </draw:custom-shape>
        <draw:connector draw:style-name="gr19" draw:text-style-name="P5" draw:layer="layout" draw:line-skew="0.05cm" svg:x1="12.5cm" svg:y1="2.525cm" svg:x2="13.4cm" svg:y2="2.125cm" draw:start-shape="id13" draw:start-glue-point="1" draw:end-shape="id14" draw:end-glue-point="3" svg:d="M12500 2525h500v-400h400" svg:viewBox="0 0 901 401">
          <text:p/>
        </draw:connector>
        <draw:connector draw:style-name="gr19" draw:text-style-name="P5" draw:layer="layout" draw:line-skew="-0.2cm" svg:x1="17.65cm" svg:y1="2.125cm" svg:x2="19.45cm" svg:y2="4.45cm" draw:start-shape="id14" draw:start-glue-point="1" draw:end-shape="id10" draw:end-glue-point="3" svg:d="M17650 2125h700v2325h1100" svg:viewBox="0 0 1801 2326">
          <text:p/>
        </draw:connector>
        <draw:connector draw:style-name="gr19" draw:text-style-name="P5" draw:layer="layout" draw:line-skew="-0.2cm" svg:x1="17.65cm" svg:y1="4.82cm" svg:x2="19.45cm" svg:y2="5.65cm" draw:start-shape="id15" draw:start-glue-point="1" draw:end-shape="id11" draw:end-glue-point="3" svg:d="M17650 4820h700v830h1100" svg:viewBox="0 0 1801 831">
          <text:p/>
        </draw:connector>
        <draw:connector draw:style-name="gr19" draw:text-style-name="P5" draw:layer="layout" draw:line-skew="-0.2cm" svg:x1="17.65cm" svg:y1="7.625cm" svg:x2="19.45cm" svg:y2="6.75cm" draw:start-shape="id16" draw:end-shape="id12" draw:end-glue-point="3" svg:d="M17650 7625h700v-875h1100" svg:viewBox="0 0 1801 876">
          <text:p/>
        </draw:connector>
        <draw:connector draw:style-name="gr19" draw:text-style-name="P5" draw:layer="layout" draw:line-skew="-0.2cm" svg:x1="17.65cm" svg:y1="10.275cm" svg:x2="19.45cm" svg:y2="7.95cm" draw:start-shape="id17" draw:start-glue-point="1" draw:end-shape="id18" draw:end-glue-point="3" svg:d="M17650 10275h700v-2325h1100" svg:viewBox="0 0 1801 2326">
          <text:p/>
        </draw:connector>
        <draw:connector draw:style-name="gr19" draw:text-style-name="P5" draw:layer="layout" draw:line-skew="0.15cm" svg:x1="12.5cm" svg:y1="4.825cm" svg:x2="13.4cm" svg:y2="4.82cm" draw:start-shape="id19" draw:start-glue-point="1" draw:end-shape="id15" draw:end-glue-point="3" svg:d="M12500 4825h600v-5h300" svg:viewBox="0 0 901 6">
          <text:p/>
        </draw:connector>
        <draw:connector draw:style-name="gr19" draw:text-style-name="P5" draw:layer="layout" svg:x1="12.5cm" svg:y1="10.085cm" svg:x2="13.4cm" svg:y2="10.075cm" draw:start-shape="id20" draw:start-glue-point="1" svg:d="M12500 10085h701v-10h199" svg:viewBox="0 0 901 11">
          <text:p/>
        </draw:connector>
        <draw:connector draw:style-name="gr19" draw:text-style-name="P5" draw:layer="layout" svg:x1="12.5cm" svg:y1="7.625cm" svg:x2="13.4cm" svg:y2="7.625cm" draw:start-shape="id21" draw:start-glue-point="1" draw:end-shape="id16" draw:end-glue-point="3" svg:d="M12500 7625h900" svg:viewBox="0 0 901 1">
          <text:p/>
        </draw:connector>
        <draw:custom-shape draw:style-name="gr10" draw:text-style-name="P9" draw:layer="layout" svg:width="4cm" svg:height="0.5cm" svg:x="13.5cm" svg:y="0.25cm">
          <text:p text:style-name="P8"><text:span text:style-name="T2">Capsi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2" draw:display-name="Extrémités de flèche 2" svg:viewBox="0 0 20 13" svg:d="M0 13l10-13 10 13z"/>
    <draw:marker draw:name="Extrémités_20_de_20_flèche_20_5" draw:display-name="Extrémités de flèche 5" svg:viewBox="0 0 1013 1130" svg:d="M1009 1050l-449-1008-22-30-29-12-34 12-21 26-449 1012-5 13v8l5 21 12 21 17 13 21 4h903l21-4 21-13 9-21 4-21v-8z"/>
    <draw:marker draw:name="Extrémités_20_de_20_flèche_20_7" draw:display-name="Extrémités de flèche 7" svg:viewBox="0 7 20 13" svg:d="M0 20l10-13 10 13z"/>
    <draw:stroke-dash draw:name="Dot_20__28_Rounded_29_" draw:display-name="Dot (Rounded)" draw:style="round" draw:dots1="1" draw:dots1-length="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2-06-29T15:39:06.735000000</meta:creation-date>
    <dc:date>2022-06-29T16:04:55.696000000</dc:date>
    <dc:creator>Victor Van der Meersch</dc:creator>
    <meta:editing-duration>PT4M45S</meta:editing-duration>
    <meta:editing-cycles>2</meta:editing-cycles>
    <meta:generator>LibreOffice/7.2.4.1$Windows_X86_64 LibreOffice_project/27d75539669ac387bb498e35313b970b7fe9c4f9</meta:generator>
    <meta:document-statistic meta:object-count="55"/>
  </office:meta>
</office:document-meta>
</file>